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kript Schwarzmarkt" by Nico</text:p>
      <text:p text:style-name="Standard"/>
      <text:p text:style-name="Standard">The old door is a door. It is west of Counter. Through it is the Entrance of black market.</text:p>
      <text:p text:style-name="Standard">The description of old door is "You´re standing in front of an old and shabby door. Behind it, you will find anything you could possibly need or even desire. But the goods are sold by seedy dealers. It´s definitly illegal to buy here."</text:p>
      <text:p text:style-name="Standard">Entrance of black market is a room.</text:p>
      <text:p text:style-name="Standard">The description of Entrance of black market is "As you enter the room, you can see many different stands filled with goods. You should start going around and checking the offers for items you could need."</text:p>
      <text:p text:style-name="Standard"/>
      <text:p text:style-name="Standard">Lunar Popojevs box is a room. <text:s/>Lunar Popojevs box is west of Entrance of black market.</text:p>
      <text:p text:style-name="Standard">The description of Lunar Popojevs box is "This box offers all kinds of electrical devices like generators, zapper, blasters and lighting cones."</text:p>
      <text:p text:style-name="Standard">Lunar Popojev is a person. Lunar Popojev is in Lunar Popojevs box.</text:p>
      <text:p text:style-name="Standard">The description of Lunar Popojev is "That guy has just one eye, one hand and looks pretty serious - if i was you, i wouldn´t be kidding with him."</text:p>
      <text:p text:style-name="Standard">Lunar Popojev says "I have been married for over 30 years now. Unfortunately I lost my wedding ring years ago. I really need to get it back. It was golden and shiny. I can´t offer very much in case you will find it. I only have this piece of metal that looks like an ancient frame... please help me."</text:p>
      <text:p text:style-name="Standard">Lunar Popojev carries Portalframe.</text:p>
      <text:p text:style-name="Standard"/>
      <text:p text:style-name="Standard">Gnormars box is a room. Gnormars box is north of Lunar Popojevs box. </text:p>
      <text:p text:style-name="Standard">The description of Gnormars box is "Medals, rings and even swords. You discovered the goods of an ancient smith."</text:p>
      <text:p text:style-name="Standard">Gnormar is a person. Gnormar is in Gnormars box.</text:p>
      <text:p text:style-name="Standard">The description of Gnormar is "With his dark lether coat, his stumpy food and a wink of a smile in the face, the smith makes you almost feel comfortable."</text:p>
      <text:p text:style-name="Standard">Gnormar says "Dialog"</text:p>
      <text:p text:style-name="Standard">Gnormar Gnormar carries Golden Ring.</text:p>
      <text:p text:style-name="Standard"/>
      <text:p text:style-name="Standard">Brolafs box is a room. Brolafs box is south of Lunar Popojevs box.</text:p>
      <text:p text:style-name="Standard">The description of Brolafs box is "The sign on the box says 'Healthy', but you can´t see anything that could be eaten. Just a bunch of knifes and guns."</text:p>
      <text:p text:style-name="Standard">Brolaf is a person. Brolaf is in Brolafs box.</text:p>
      <text:p text:style-name="Standard">The description of Brolaf is "He is just standing there, holding a giant axe and watching everyone thats passing by. As you watch the scene, a cold shower runs down your back."</text:p>
      <text:p text:style-name="Standard">Brolaf says "Dialog."</text:p>
      <text:p text:style-name="Standard">Brolaf carries Axe.</text:p>
      <text:p text:style-name="Standard"/>
      <text:p text:style-name="Standard"/>
      <text:p text:style-name="Standard">Niemar Zoroks box is a room. Niemar Zoroks box is west of Lunar Popojevs box.</text:p>
      <text:p text:style-name="Standard">The description of Niemar Zoroks box is "Brewery - Liquor and booze."</text:p>
      <text:p text:style-name="Standard">Niemar Zorok is a person. Niemar Zorok is in Niemar Zoroks box.</text:p>
      <text:p text:style-name="Standard">The description of Niemar Zorok is "The owner of this box seems like he doesn´t feel good. Hes tottering and almost tripping over."</text:p>
      <text:p text:style-name="Standard">Niemar Zorok says "Hmddpafjab."</text:p>
      <text:p text:style-name="Standard">Niemar carries Booze.</text:p>
      <text:p text:style-name="Standard"/>
      <text:p text:style-name="Standard">Lasra Gruls box is a room. Lasra Gruls box is north of Niemar Zoroks box. </text:p>
      <text:p text:style-name="Standard">The description of Lasra Gruls box is "Nothing to see here. The owner is gone - or is he?"</text:p>
      <text:p text:style-name="Standard">Ladra Grul is a person. Lasra Grul is in Lasra Gruls box.</text:p>
      <text:p text:style-name="Standard"><text:soft-page-break/>The description of Lasra Grul is "You almost overlooked him. Hes hanging from the wall on the left."</text:p>
      <text:p text:style-name="Standard">Lasra Grul says "Dialog."</text:p>
      <text:p text:style-name="Standard">Lasra Grul carries Invisibility cloak.</text:p>
      <text:p text:style-name="Standard"/>
      <text:p text:style-name="Standard">Noelias box is a room. Noelias box is south of Niemra Zoroks box and west of Brolafs box. </text:p>
      <text:p text:style-name="Standard">The description of Noelias box is "Beautiful flowers everywhere. You can buy seeds and plants from this tiny girl."</text:p>
      <text:p text:style-name="Standard">Noelia is a person. Noelia is in Noelias box.</text:p>
      <text:p text:style-name="Standard">The description of Noelia is "A small girl with a big and cheeky smile in her face. She looks very happy, even if you don´t know why."</text:p>
      <text:p text:style-name="Standard">Noelia says "Dialog."</text:p>
      <text:p text:style-name="Standard">Noelia carries Flowerpot.</text:p>
      <text:p text:style-name="Standard"/>
      <text:p text:style-name="Standard">Rumpelcoonsbox is a room. Rumpelcoons box is west of Niemar Zoroks box. </text:p>
      <text:p text:style-name="Standard">The description of Rumpelcoons box is "Knit´n´crochet. You can buy tons of different needles, threads, yarn and wool here."</text:p>
      <text:p text:style-name="Standard">Rumpelcoon is a person. Rumpelcoon is in Rumpelcoons box.</text:p>
      <text:p text:style-name="Standard">The description of Rumpelcoon is "A guys wearing a pink tutu, pink socks and <text:s/>red hairband which holds together his curly blond hairs. You have never seen a person like this before."</text:p>
      <text:p text:style-name="Standard">Rumpelcoon says "Dialog."</text:p>
      <text:p text:style-name="Standard">Rumpelcoon carries Socket.</text:p>
      <text:p text:style-name="Standard"/>
      <text:p text:style-name="Standard">Wolfgangs box is a room. Wolfgangs box is north of Rumpelcoons box.</text:p>
      <text:p text:style-name="Standard">The description of Wolfgangs box is "Vials, distillers, drains and tubes everywhere. A strand scent is in the air, too. It might have been something to do with chemistry."</text:p>
      <text:p text:style-name="Standard">Wolfgang is a person. Wolfgang is in Wolfgangs box.</text:p>
      <text:p text:style-name="Standard">The description of Wolfgang is "The owner looks distracted and out of place. He is wearing a big white coat, strange glasses and gloves. He is running around buisily without even noticing you."</text:p>
      <text:p text:style-name="Standard">Wolfgang says "Dialog."</text:p>
      <text:p text:style-name="Standard">Wolfgang carries Tungsten.</text:p>
      <text:p text:style-name="Standard"/>
      <text:p text:style-name="Standard">Blacksmith is a room. Blacksmith is south of Rumpelcoons box and west of Noelias box.</text:p>
      <text:p text:style-name="Standard">The description of Blacksmith is "A massive furnance and an anvil in front of it. A huge man is holding a hammer and beating a red glowing piece of metal."</text:p>
      <text:p text:style-name="Standard">Blacksmith Ru is a person. Blacksmith Ru is in Blacksmith.</text:p>
      <text:p text:style-name="Standard">The description of Blacksmith Ru is "A bold huge man, wearing a black dark coat. His upper arm looks like it has been carved out of marvel. His power must be immense."</text:p>
      <text:p text:style-name="Standard">Blacksmith Ru says "Dialog."</text:p>
      <text:p text:style-name="Standard">Blacksmith Ru carries Iron plates. Blacksmith Ru carries Sweets and Teddy.</text:p>
      <text:p text:style-name="Standard"/>
      <text:p text:style-name="Standard">Barricade is a room. Barricade is west of Rumpelcoons box. </text:p>
      <text:p text:style-name="Standard">The description of Barricade is "The walkway ends here, further access has been blocked with a cart. You can hear a sobbing noise from behind the cart."</text:p>
      <text:p text:style-name="Standard"/>
      <text:p text:style-name="Standard">Small corner is a room. Small cornern is west of Barricade.</text:p>
      <text:p text:style-name="Standard">Orphan is a person. Orphan is in Small corner.</text:p>
      <text:p text:style-name="Standard">The description of Orphan is "On the floor you see a little boy, wearing shabby and dirty clothes. Tears are falling down on the ground while he is crying." </text:p>
      <text:p text:style-name="Standard">Orphan says "I have been living here for many days now, and i feel very lonely. Hunger is my mortal fellow. I just wish I had somebody or even something to spend my time with, something to feel a bit happy about. I could offer you this frame if you can find anything that can make me smile <text:soft-page-break/>again."</text:p>
      <text:p text:style-name="Standard">Orphan carries Portal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M29S</meta:editing-duration>
    <meta:editing-cycles>6</meta:editing-cycles>
    <meta:generator>OpenOffice/4.1.3$Win32 OpenOffice.org_project/413m1$Build-9783</meta:generator>
    <dc:date>2018-01-28T22:28:07.31</dc:date>
    <dc:creator>Nico Enders</dc:creator>
    <meta:document-statistic meta:table-count="0" meta:image-count="0" meta:object-count="0" meta:page-count="3" meta:paragraph-count="66" meta:word-count="1056" meta:character-count="5875"/>
    <meta:user-defined meta:name="Info 1"/>
    <meta:user-defined meta:name="Info 2"/>
    <meta:user-defined meta:name="Info 3"/>
    <meta:user-defined meta:name="Info 4"/>
  </office:meta>
</office:document-meta>
</file>